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2)),ISBLANK(B12)))" style:apply-style-name="cf1" style:base-cell-address="Data_Sheet.B1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1)),ISBLANK(B11)))" style:apply-style-name="cf1" style:base-cell-address="Data_Sheet.B11"/>
      <style:map style:condition="is-true-formula(msoxl:AND(NOT(ISBLANK($A11)),ISBLANK(B11)))" style:apply-style-name="cf1" style:base-cell-address="Data_Sheet.B11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  <style:map style:condition="is-true-formula(msoxl:AND(NOT(ISBLANK(A11)),ISBLANK(C11)))" style:apply-style-name="cf1" style:base-cell-address="Data_Sheet.C11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2)),ISBLANK(C12)))" style:apply-style-name="cf1" style:base-cell-address="Data_Sheet.C12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6)),ISBLANK(E6)))" style:apply-style-name="cf1" style:base-cell-address="Data_Sheet.E6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</style:style>
    <style:style style:name="ce13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13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1)),ISBLANK(Q11)))" style:apply-style-name="cf1" style:base-cell-address="Data_Sheet.Q11"/>
      <style:map style:condition="is-true-formula(msoxl:AND(NOT(ISBLANK(P11)),ISBLANK(Q11)))" style:apply-style-name="cf1" style:base-cell-address="Data_Sheet.Q11"/>
      <style:map style:condition="is-true-formula(msoxl:AND(NOT(ISBLANK(P11)),ISBLANK(Q11)))" style:apply-style-name="cf1" style:base-cell-address="Data_Sheet.Q11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4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5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5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2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2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2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2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20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20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</style:style>
    <style:style style:name="ce20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20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20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2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2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2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2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2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</style:style>
    <style:style style:name="ce2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</style:style>
    <style:style style:name="ce2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</style:style>
    <style:style style:name="ce2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</style:style>
    <style:style style:name="ce2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</style:style>
    <style:style style:name="ce2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</style:style>
    <style:style style:name="ce2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</style:style>
    <style:style style:name="ce2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</style:style>
    <style:style style:name="ce2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</style:style>
    <style:style style:name="ce2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</style:style>
    <style:style style:name="ce2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22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22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22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2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22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2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2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2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2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2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2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2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2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23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</style:style>
    <style:style style:name="ce23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  <style:style style:name="ce23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24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1)),ISBLANK(AA11)))" style:apply-style-name="cf1" style:base-cell-address="Data_Sheet.AA11"/>
      <style:map style:condition="is-true-formula(msoxl:AND(NOT(ISBLANK(Z11)),ISBLANK(AA11)))" style:apply-style-name="cf1" style:base-cell-address="Data_Sheet.AA11"/>
      <style:map style:condition="is-true-formula(msoxl:AND(NOT(ISBLANK(Z11)),ISBLANK(AA11)))" style:apply-style-name="cf1" style:base-cell-address="Data_Sheet.AA11"/>
    </style:style>
    <style:style style:name="ce24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1)),ISBLANK(AC11)))" style:apply-style-name="cf1" style:base-cell-address="Data_Sheet.AC11"/>
      <style:map style:condition="is-true-formula(msoxl:AND(NOT(ISBLANK(AB11)),ISBLANK(AC11)))" style:apply-style-name="cf1" style:base-cell-address="Data_Sheet.AC11"/>
      <style:map style:condition="is-true-formula(msoxl:AND(NOT(ISBLANK(AB11)),ISBLANK(AC11)))" style:apply-style-name="cf1" style:base-cell-address="Data_Sheet.AC11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text:s/></text:p>
          </table:table-cell>
          <table:table-cell office:value-type="string" table:style-name="ce24">
            <text:p>Ministerial Department</text:p>
          </table:table-cell>
          <table:table-cell office:value-type="string" table:style-name="ce26">
            <text:p>Home Office</text:p>
          </table:table-cell>
          <table:table-cell office:value-type="float" office:value="5732" table:style-name="ce47">
            <text:p>5,732</text:p>
          </table:table-cell>
          <table:table-cell office:value-type="float" office:value="5254.01" table:style-name="ce51">
            <text:p>5,254</text:p>
          </table:table-cell>
          <table:table-cell office:value-type="float" office:value="10059" table:style-name="ce90">
            <text:p>10,059</text:p>
          </table:table-cell>
          <table:table-cell office:value-type="float" office:value="9553.8799999999992" table:style-name="ce93">
            <text:p>9,554</text:p>
          </table:table-cell>
          <table:table-cell office:value-type="float" office:value="5651" table:style-name="ce107">
            <text:p>5,651</text:p>
          </table:table-cell>
          <table:table-cell office:value-type="float" office:value="5447" table:style-name="ce110">
            <text:p>5,447</text:p>
          </table:table-cell>
          <table:table-cell office:value-type="float" office:value="1652" table:style-name="ce66">
            <text:p>1,652</text:p>
          </table:table-cell>
          <table:table-cell office:value-type="float" office:value="1610.14" table:style-name="ce69">
            <text:p>1,610</text:p>
          </table:table-cell>
          <table:table-cell office:value-type="float" office:value="182" table:style-name="ce71">
            <text:p>182</text:p>
          </table:table-cell>
          <table:table-cell office:value-type="float" office:value="181.07" table:style-name="ce74">
            <text:p>181</text:p>
          </table:table-cell>
          <table:table-cell office:value-type="float" office:value="1" table:style-name="ce139">
            <text:p>1</text:p>
          </table:table-cell>
          <table:table-cell office:value-type="float" office:value="1" table:style-name="ce141">
            <text:p>1</text:p>
          </table:table-cell>
          <table:table-cell office:value-type="float" office:value="23277" table:content-validation-name="val3" table:style-name="ce150">
            <text:p>23,277</text:p>
          </table:table-cell>
          <table:table-cell office:value-type="float" office:value="22047.1" table:content-validation-name="val3" table:style-name="ce148">
            <text:p>22,047</text:p>
          </table:table-cell>
          <table:table-cell office:value-type="float" office:value="2156" table:style-name="ce144">
            <text:p>2,156</text:p>
          </table:table-cell>
          <table:table-cell office:value-type="float" office:value="2067.77" table:style-name="ce147">
            <text:p>2,068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87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0" table:style-name="ce197">
            <text:p>0</text:p>
          </table:table-cell>
          <table:table-cell office:value-type="float" office:value="0" table:style-name="ce201">
            <text:p>0</text:p>
          </table:table-cell>
          <table:table-cell office:value-type="float" office:value="0" table:style-name="ce223">
            <text:p>0</text:p>
          </table:table-cell>
          <table:table-cell office:value-type="float" office:value="2156" table:style-name="ce224">
            <text:p>2,156</text:p>
          </table:table-cell>
          <table:table-cell office:value-type="float" office:value="2067.77" table:style-name="ce228">
            <text:p>2,068</text:p>
          </table:table-cell>
          <table:table-cell office:value-type="float" office:value="25433" table:content-validation-name="val3" table:style-name="ce225">
            <text:p>25,433</text:p>
          </table:table-cell>
          <table:table-cell office:value-type="float" office:value="24114.87" table:content-validation-name="val3" table:style-name="ce226">
            <text:p>24,115</text:p>
          </table:table-cell>
          <table:table-cell office:value-type="currency" office:value="51893000" table:content-validation-name="val2" table:style-name="ce9">
            <text:p>£51,893,000.00</text:p>
          </table:table-cell>
          <table:table-cell office:value-type="currency" office:value="9817000" table:content-validation-name="val2" table:style-name="ce9">
            <text:p>£9,817,000.00</text:p>
          </table:table-cell>
          <table:table-cell office:value-type="currency" office:value="47000" table:content-validation-name="val2" table:style-name="ce9">
            <text:p>£47,000.00</text:p>
          </table:table-cell>
          <table:table-cell office:value-type="currency" office:value="847000" table:content-validation-name="val2" table:style-name="ce9">
            <text:p>£847,000.00</text:p>
          </table:table-cell>
          <table:table-cell office:value-type="currency" office:value="11716000" table:content-validation-name="val2" table:style-name="ce9">
            <text:p>£11,716,000.00</text:p>
          </table:table-cell>
          <table:table-cell office:value-type="currency" office:value="4974000" table:content-validation-name="val2" table:style-name="ce9">
            <text:p>£4,974,000.00</text:p>
          </table:table-cell>
          <table:table-cell office:value-type="currency" office:value="79294000" table:style-name="ce10">
            <text:p>£79,294,000.00</text:p>
          </table:table-cell>
          <table:table-cell office:value-type="currency" office:value="4920000" table:content-validation-name="val2" table:style-name="ce11">
            <text:p>£4,920,000.00</text:p>
          </table:table-cell>
          <table:table-cell office:value-type="currency" office:value="584000" table:content-validation-name="val2" table:style-name="ce11">
            <text:p>£584,000.00</text:p>
          </table:table-cell>
          <table:table-cell office:value-type="currency" office:value="5504000" table:style-name="ce10">
            <text:p>£5,504,000.00</text:p>
          </table:table-cell>
          <table:table-cell office:value-type="currency" office:value="84798000" table:style-name="ce12">
            <text:p>£84,798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24">
            <text:p>Executive Agency</text:p>
          </table:table-cell>
          <table:table-cell office:value-type="string" table:style-name="ce26">
            <text:p>Home Office</text:p>
          </table:table-cell>
          <table:table-cell office:value-type="float" office:value="2138" table:style-name="ce48">
            <text:p>2,138</text:p>
          </table:table-cell>
          <table:table-cell office:value-type="float" office:value="1862.31" table:style-name="ce49">
            <text:p>1,862</text:p>
          </table:table-cell>
          <table:table-cell office:value-type="float" office:value="849" table:style-name="ce88">
            <text:p>849</text:p>
          </table:table-cell>
          <table:table-cell office:value-type="float" office:value="760.58" table:style-name="ce91">
            <text:p>761</text:p>
          </table:table-cell>
          <table:table-cell office:value-type="float" office:value="489" table:style-name="ce106">
            <text:p>489</text:p>
          </table:table-cell>
          <table:table-cell office:value-type="float" office:value="477.41" table:style-name="ce109">
            <text:p>477</text:p>
          </table:table-cell>
          <table:table-cell office:value-type="float" office:value="117" table:style-name="ce65">
            <text:p>117</text:p>
          </table:table-cell>
          <table:table-cell office:value-type="float" office:value="115.72" table:style-name="ce67">
            <text:p>116</text:p>
          </table:table-cell>
          <table:table-cell office:value-type="float" office:value="10" table:style-name="ce70">
            <text:p>10</text:p>
          </table:table-cell>
          <table:table-cell office:value-type="float" office:value="10" table:style-name="ce73">
            <text:p>1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3603" table:content-validation-name="val3" table:style-name="ce153">
            <text:p>3,603</text:p>
          </table:table-cell>
          <table:table-cell office:value-type="float" office:value="3226.0199999999995" table:content-validation-name="val3" table:style-name="ce145">
            <text:p>3,226</text:p>
          </table:table-cell>
          <table:table-cell office:value-type="float" office:value="5" table:style-name="ce158">
            <text:p>5</text:p>
          </table:table-cell>
          <table:table-cell office:value-type="float" office:value="5" table:style-name="ce172">
            <text:p>5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202">
            <text:p>0</text:p>
          </table:table-cell>
          <table:table-cell office:value-type="float" office:value="0" table:style-name="ce227">
            <text:p>0</text:p>
          </table:table-cell>
          <table:table-cell office:value-type="float" office:value="5" table:style-name="ce153">
            <text:p>5</text:p>
          </table:table-cell>
          <table:table-cell office:value-type="float" office:value="5" table:style-name="ce145">
            <text:p>5</text:p>
          </table:table-cell>
          <table:table-cell office:value-type="float" office:value="3608" table:content-validation-name="val3" table:style-name="ce205">
            <text:p>3,608</text:p>
          </table:table-cell>
          <table:table-cell office:value-type="float" office:value="3231.0199999999995" table:content-validation-name="val3" table:style-name="ce204">
            <text:p>3,231</text:p>
          </table:table-cell>
          <table:table-cell office:value-type="currency" office:value="6083000" table:content-validation-name="val2" table:style-name="ce9">
            <text:p>£6,083,000.00</text:p>
          </table:table-cell>
          <table:table-cell office:value-type="currency" office:value="309000" table:content-validation-name="val2" table:style-name="ce9">
            <text:p>£309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23000" table:content-validation-name="val2" table:style-name="ce9">
            <text:p>£123,000.00</text:p>
          </table:table-cell>
          <table:table-cell office:value-type="currency" office:value="1112000" table:content-validation-name="val2" table:style-name="ce9">
            <text:p>£1,112,000.00</text:p>
          </table:table-cell>
          <table:table-cell office:value-type="currency" office:value="452000" table:content-validation-name="val2" table:style-name="ce9">
            <text:p>£452,000.00</text:p>
          </table:table-cell>
          <table:table-cell office:value-type="currency" office:value="8079000" table:style-name="ce10">
            <text:p>£8,079,000.00</text:p>
          </table:table-cell>
          <table:table-cell office:value-type="currency" office:value="94000" table:content-validation-name="val2" table:style-name="ce11">
            <text:p>£94,000.00</text:p>
          </table:table-cell>
          <table:table-cell office:value-type="currency" office:value="52000" table:content-validation-name="val2" table:style-name="ce11">
            <text:p>£52,000.00</text:p>
          </table:table-cell>
          <table:table-cell office:value-type="currency" office:value="146000" table:style-name="ce10">
            <text:p>£146,000.00</text:p>
          </table:table-cell>
          <table:table-cell office:value-type="currency" office:value="8225000" table:style-name="ce12">
            <text:p>£8,225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text:s/></text:p>
          </table:table-cell>
          <table:table-cell office:value-type="string" table:style-name="ce25">
            <text:p>Executive Agency</text:p>
          </table:table-cell>
          <table:table-cell office:value-type="string" table:style-name="ce27">
            <text:p>Home Office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5" table:style-name="ce89">
            <text:p>5</text:p>
          </table:table-cell>
          <table:table-cell office:value-type="float" office:value="5" table:style-name="ce92">
            <text:p>5</text:p>
          </table:table-cell>
          <table:table-cell office:value-type="float" office:value="17" table:style-name="ce108">
            <text:p>17</text:p>
          </table:table-cell>
          <table:table-cell office:value-type="float" office:value="17" table:style-name="ce111">
            <text:p>17</text:p>
          </table:table-cell>
          <table:table-cell office:value-type="float" office:value="15" table:style-name="ce64">
            <text:p>15</text:p>
          </table:table-cell>
          <table:table-cell office:value-type="float" office:value="14.6" table:style-name="ce68">
            <text:p>15</text:p>
          </table:table-cell>
          <table:table-cell office:value-type="float" office:value="3" table:style-name="ce72">
            <text:p>3</text:p>
          </table:table-cell>
          <table:table-cell office:value-type="float" office:value="3" table:style-name="ce75">
            <text:p>3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40" table:content-validation-name="val3" table:style-name="ce153">
            <text:p>40</text:p>
          </table:table-cell>
          <table:table-cell office:value-type="float" office:value="39.6" table:content-validation-name="val3" table:style-name="ce146">
            <text:p>40</text:p>
          </table:table-cell>
          <table:table-cell office:value-type="float" office:value="2" table:style-name="ce156">
            <text:p>2</text:p>
          </table:table-cell>
          <table:table-cell office:value-type="float" office:value="2" table:style-name="ce174">
            <text:p>2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9">
            <text:p>0</text:p>
          </table:table-cell>
          <table:table-cell office:value-type="float" office:value="0" table:style-name="ce203">
            <text:p>0</text:p>
          </table:table-cell>
          <table:table-cell office:value-type="float" office:value="0" table:style-name="ce200">
            <text:p>0</text:p>
          </table:table-cell>
          <table:table-cell office:value-type="float" office:value="2" table:style-name="ce153">
            <text:p>2</text:p>
          </table:table-cell>
          <table:table-cell office:value-type="float" office:value="2" table:style-name="ce209">
            <text:p>2</text:p>
          </table:table-cell>
          <table:table-cell office:value-type="float" office:value="42" table:content-validation-name="val3" table:style-name="ce205">
            <text:p>42</text:p>
          </table:table-cell>
          <table:table-cell office:value-type="float" office:value="41.6" table:content-validation-name="val3" table:style-name="ce206">
            <text:p>42</text:p>
          </table:table-cell>
          <table:table-cell office:value-type="currency" office:value="135000" table:content-validation-name="val2" table:style-name="ce9">
            <text:p>£135,000.00</text:p>
          </table:table-cell>
          <table:table-cell office:value-type="currency" office:value="-1000" table:content-validation-name="val2" table:style-name="ce9">
            <text:p>-£1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8000" table:content-validation-name="val2" table:style-name="ce9">
            <text:p>£28,000.00</text:p>
          </table:table-cell>
          <table:table-cell office:value-type="currency" office:value="13000" table:content-validation-name="val2" table:style-name="ce9">
            <text:p>£13,000.00</text:p>
          </table:table-cell>
          <table:table-cell office:value-type="currency" office:value="175000" table:style-name="ce10">
            <text:p>£175,000.00</text:p>
          </table:table-cell>
          <table:table-cell office:value-type="currency" office:value="8000" table:content-validation-name="val2" table:style-name="ce11">
            <text:p>£8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8000" table:style-name="ce10">
            <text:p>£8,000.00</text:p>
          </table:table-cell>
          <table:table-cell office:value-type="currency" office:value="183000" table:style-name="ce12">
            <text:p>£183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87" table:style-name="ce42">
            <text:p>287</text:p>
          </table:table-cell>
          <table:table-cell office:value-type="float" office:value="254.24" table:style-name="ce46">
            <text:p>254</text:p>
          </table:table-cell>
          <table:table-cell office:value-type="float" office:value="188" table:style-name="ce96">
            <text:p>188</text:p>
          </table:table-cell>
          <table:table-cell office:value-type="float" office:value="172.81" table:style-name="ce99">
            <text:p>173</text:p>
          </table:table-cell>
          <table:table-cell office:value-type="float" office:value="250" table:style-name="ce113">
            <text:p>250</text:p>
          </table:table-cell>
          <table:table-cell office:value-type="float" office:value="235.52" table:style-name="ce116">
            <text:p>236</text:p>
          </table:table-cell>
          <table:table-cell office:value-type="float" office:value="31" table:style-name="ce60">
            <text:p>31</text:p>
          </table:table-cell>
          <table:table-cell office:value-type="float" office:value="29.19" table:style-name="ce63">
            <text:p>29</text:p>
          </table:table-cell>
          <table:table-cell office:value-type="float" office:value="4" table:style-name="ce77">
            <text:p>4</text:p>
          </table:table-cell>
          <table:table-cell office:value-type="float" office:value="4" table:style-name="ce80">
            <text:p>4</text:p>
          </table:table-cell>
          <table:table-cell office:value-type="float" office:value="8" table:style-name="ce124">
            <text:p>8</text:p>
          </table:table-cell>
          <table:table-cell office:value-type="float" office:value="8" table:style-name="ce128">
            <text:p>8</text:p>
          </table:table-cell>
          <table:table-cell office:value-type="float" office:value="768" table:content-validation-name="val3" table:style-name="ce153">
            <text:p>768</text:p>
          </table:table-cell>
          <table:table-cell office:value-type="float" office:value="703.7600000000001" table:content-validation-name="val3" table:style-name="ce154">
            <text:p>704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90">
            <text:p>0</text:p>
          </table:table-cell>
          <table:table-cell office:value-type="float" office:value="16" table:style-name="ce180">
            <text:p>16</text:p>
          </table:table-cell>
          <table:table-cell office:value-type="float" office:value="16" table:style-name="ce179">
            <text:p>16</text:p>
          </table:table-cell>
          <table:table-cell office:value-type="float" office:value="0" table:style-name="ce185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16" table:style-name="ce153">
            <text:p>16</text:p>
          </table:table-cell>
          <table:table-cell office:value-type="float" office:value="16" table:style-name="ce210">
            <text:p>16</text:p>
          </table:table-cell>
          <table:table-cell office:value-type="float" office:value="784" table:content-validation-name="val3" table:style-name="ce205">
            <text:p>784</text:p>
          </table:table-cell>
          <table:table-cell office:value-type="float" office:value="719.7600000000001" table:content-validation-name="val3" table:style-name="ce207">
            <text:p>720</text:p>
          </table:table-cell>
          <table:table-cell office:value-type="currency" office:value="1430662.25" table:content-validation-name="val1" table:style-name="ce9">
            <text:p>£1,430,662.25</text:p>
          </table:table-cell>
          <table:table-cell office:value-type="currency" office:value="9554.49" table:content-validation-name="val1" table:style-name="ce9">
            <text:p>£9,554.49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33150.720000000001" table:content-validation-name="val1" table:style-name="ce9">
            <text:p>£33,150.72</text:p>
          </table:table-cell>
          <table:table-cell office:value-type="currency" office:value="263383.17" table:content-validation-name="val1" table:style-name="ce9">
            <text:p>£263,383.17</text:p>
          </table:table-cell>
          <table:table-cell office:value-type="currency" office:value="101315.75" table:content-validation-name="val1" table:style-name="ce9">
            <text:p>£101,315.75</text:p>
          </table:table-cell>
          <table:table-cell office:value-type="currency" office:value="1838066.38" table:style-name="ce10">
            <text:p>£1,838,066.38</text:p>
          </table:table-cell>
          <table:table-cell office:value-type="currency" office:value="46336.15" table:content-validation-name="val1" table:style-name="ce11">
            <text:p>£46,336.15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46336.15" table:style-name="ce10">
            <text:p>£46,336.15</text:p>
          </table:table-cell>
          <table:table-cell office:value-type="currency" office:value="1884402.5299999998" table:style-name="ce12">
            <text:p>£1,884,402.53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30" table:style-name="ce43">
            <text:p>30</text:p>
          </table:table-cell>
          <table:table-cell office:value-type="float" office:value="29.46" table:style-name="ce45">
            <text:p>29</text:p>
          </table:table-cell>
          <table:table-cell office:value-type="float" office:value="46" table:style-name="ce95">
            <text:p>46</text:p>
          </table:table-cell>
          <table:table-cell office:value-type="float" office:value="45.26" table:style-name="ce97">
            <text:p>45</text:p>
          </table:table-cell>
          <table:table-cell office:value-type="float" office:value="383" table:style-name="ce112">
            <text:p>383</text:p>
          </table:table-cell>
          <table:table-cell office:value-type="float" office:value="375.83" table:style-name="ce115">
            <text:p>376</text:p>
          </table:table-cell>
          <table:table-cell office:value-type="float" office:value="35" table:style-name="ce59">
            <text:p>35</text:p>
          </table:table-cell>
          <table:table-cell office:value-type="float" office:value="34.909999999999997" table:style-name="ce61">
            <text:p>35</text:p>
          </table:table-cell>
          <table:table-cell office:value-type="float" office:value="7" table:style-name="ce76">
            <text:p>7</text:p>
          </table:table-cell>
          <table:table-cell office:value-type="float" office:value="7" table:style-name="ce79">
            <text:p>7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501" table:content-validation-name="val3" table:style-name="ce153">
            <text:p>501</text:p>
          </table:table-cell>
          <table:table-cell office:value-type="float" office:value="492.45999999999992" table:content-validation-name="val3" table:style-name="ce161">
            <text:p>492</text:p>
          </table:table-cell>
          <table:table-cell office:value-type="float" office:value="16" table:style-name="ce159">
            <text:p>16</text:p>
          </table:table-cell>
          <table:table-cell office:value-type="float" office:value="16" table:style-name="ce175">
            <text:p>16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91">
            <text:p>0</text:p>
          </table:table-cell>
          <table:table-cell office:value-type="float" office:value="1" table:style-name="ce183">
            <text:p>1</text:p>
          </table:table-cell>
          <table:table-cell office:value-type="float" office:value="1" table:style-name="ce184">
            <text:p>1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82">
            <text:p>0</text:p>
          </table:table-cell>
          <table:table-cell office:value-type="float" office:value="17" table:style-name="ce153">
            <text:p>17</text:p>
          </table:table-cell>
          <table:table-cell office:value-type="float" office:value="17" table:style-name="ce211">
            <text:p>17</text:p>
          </table:table-cell>
          <table:table-cell office:value-type="float" office:value="518" table:content-validation-name="val3" table:style-name="ce205">
            <text:p>518</text:p>
          </table:table-cell>
          <table:table-cell office:value-type="float" office:value="509.45999999999992" table:content-validation-name="val3" table:style-name="ce208">
            <text:p>509</text:p>
          </table:table-cell>
          <table:table-cell office:value-type="currency" office:value="1300015.54" table:content-validation-name="val2" table:style-name="ce9">
            <text:p>£1,300,015.54</text:p>
          </table:table-cell>
          <table:table-cell office:value-type="currency" office:value="92601.403300000005" table:content-validation-name="val2" table:style-name="ce9">
            <text:p>£92,601.4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8162.55" table:content-validation-name="val2" table:style-name="ce9">
            <text:p>£18,162.55</text:p>
          </table:table-cell>
          <table:table-cell office:value-type="currency" office:value="250697.11" table:content-validation-name="val2" table:style-name="ce9">
            <text:p>£250,697.11</text:p>
          </table:table-cell>
          <table:table-cell office:value-type="currency" office:value="116857.38" table:content-validation-name="val2" table:style-name="ce9">
            <text:p>£116,857.38</text:p>
          </table:table-cell>
          <table:table-cell office:value-type="currency" office:value="1778333.9833" table:style-name="ce10">
            <text:p>£1,778,333.98</text:p>
          </table:table-cell>
          <table:table-cell office:value-type="currency" office:value="56360.62" table:content-validation-name="val2" table:style-name="ce11">
            <text:p>£56,360.62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56360.62" table:style-name="ce10">
            <text:p>£56,360.62</text:p>
          </table:table-cell>
          <table:table-cell office:value-type="currency" office:value="1834694.6033000001" table:style-name="ce12">
            <text:p>£1,834,694.6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Policing Improvement Agenc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8">
            <text:p>0</text:p>
          </table:table-cell>
          <table:table-cell office:value-type="float" office:value="2" table:style-name="ce114">
            <text:p>2</text:p>
          </table:table-cell>
          <table:table-cell office:value-type="float" office:value="1.73" table:style-name="ce117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1.8" table:style-name="ce62">
            <text:p>2</text:p>
          </table:table-cell>
          <table:table-cell office:value-type="float" office:value="1" table:style-name="ce78">
            <text:p>1</text:p>
          </table:table-cell>
          <table:table-cell office:value-type="float" office:value="1" table:style-name="ce81">
            <text:p>1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5" table:content-validation-name="val3" table:style-name="ce153">
            <text:p>5</text:p>
          </table:table-cell>
          <table:table-cell office:value-type="float" office:value="4.53" table:content-validation-name="val3" table:style-name="ce162">
            <text:p>5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92">
            <text:p>0</text:p>
          </table:table-cell>
          <table:table-cell office:value-type="float" office:value="0" table:style-name="ce229">
            <text:p>0</text:p>
          </table:table-cell>
          <table:table-cell office:value-type="float" office:value="0" table:style-name="ce230">
            <text:p>0</text:p>
          </table:table-cell>
          <table:table-cell office:value-type="float" office:value="0" table:style-name="ce236">
            <text:p>0</text:p>
          </table:table-cell>
          <table:table-cell office:value-type="float" office:value="0" table:style-name="ce234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212">
            <text:p>0</text:p>
          </table:table-cell>
          <table:table-cell office:value-type="float" office:value="5" table:content-validation-name="val3" table:style-name="ce205">
            <text:p>5</text:p>
          </table:table-cell>
          <table:table-cell office:value-type="float" office:value="4.53" table:content-validation-name="val3" table:style-name="ce237">
            <text:p>5</text:p>
          </table:table-cell>
          <table:table-cell office:value-type="currency" office:value="22544.6" table:content-validation-name="val2" table:style-name="ce9">
            <text:p>£22,544.60</text:p>
          </table:table-cell>
          <table:table-cell office:value-type="currency" office:value="17631.62" table:content-validation-name="val2" table:style-name="ce9">
            <text:p>£17,631.62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4903.9399999999996" table:content-validation-name="val2" table:style-name="ce9">
            <text:p>£4,903.94</text:p>
          </table:table-cell>
          <table:table-cell office:value-type="currency" office:value="4624.07" table:content-validation-name="val2" table:style-name="ce9">
            <text:p>£4,624.07</text:p>
          </table:table-cell>
          <table:table-cell office:value-type="currency" office:value="49704.23" table:style-name="ce10">
            <text:p>£49,704.23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49704.23" table:style-name="ce12">
            <text:p>£49,704.23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4">
            <text:p>Home Office</text:p>
          </table:table-cell>
          <table:table-cell office:value-type="float" office:value="12" table:style-name="ce36">
            <text:p>12</text:p>
          </table:table-cell>
          <table:table-cell office:value-type="float" office:value="11" table:style-name="ce40">
            <text:p>11</text:p>
          </table:table-cell>
          <table:table-cell office:value-type="float" office:value="9" table:style-name="ce101">
            <text:p>9</text:p>
          </table:table-cell>
          <table:table-cell office:value-type="float" office:value="9" table:style-name="ce105">
            <text:p>9</text:p>
          </table:table-cell>
          <table:table-cell office:value-type="float" office:value="37" table:style-name="ce119">
            <text:p>37</text:p>
          </table:table-cell>
          <table:table-cell office:value-type="float" office:value="36.5" table:style-name="ce123">
            <text:p>37</text:p>
          </table:table-cell>
          <table:table-cell office:value-type="float" office:value="2" table:style-name="ce53">
            <text:p>2</text:p>
          </table:table-cell>
          <table:table-cell office:value-type="float" office:value="1.8" table:style-name="ce57">
            <text:p>2</text:p>
          </table:table-cell>
          <table:table-cell office:value-type="float" office:value="1" table:style-name="ce83">
            <text:p>1</text:p>
          </table:table-cell>
          <table:table-cell office:value-type="float" office:value="0.6" table:style-name="ce87">
            <text:p>1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61" table:content-validation-name="val3" table:style-name="ce153">
            <text:p>61</text:p>
          </table:table-cell>
          <table:table-cell office:value-type="float" office:value="58.9" table:content-validation-name="val3" table:style-name="ce136">
            <text:p>59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193">
            <text:p>0</text:p>
          </table:table-cell>
          <table:table-cell office:value-type="float" office:value="0" table:style-name="ce231">
            <text:p>0</text:p>
          </table:table-cell>
          <table:table-cell office:value-type="float" office:value="0" table:style-name="ce233">
            <text:p>0</text:p>
          </table:table-cell>
          <table:table-cell office:value-type="float" office:value="0" table:style-name="ce235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239">
            <text:p>0</text:p>
          </table:table-cell>
          <table:table-cell office:value-type="float" office:value="61" table:content-validation-name="val3" table:style-name="ce205">
            <text:p>61</text:p>
          </table:table-cell>
          <table:table-cell office:value-type="float" office:value="58.9" table:content-validation-name="val3" table:style-name="ce238">
            <text:p>59</text:p>
          </table:table-cell>
          <table:table-cell office:value-type="currency" office:value="164844" table:content-validation-name="val2" table:style-name="ce9">
            <text:p>£164,844.00</text:p>
          </table:table-cell>
          <table:table-cell office:value-type="currency" office:value="75" table:content-validation-name="val2" table:style-name="ce9">
            <text:p>£7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8534" table:content-validation-name="val2" table:style-name="ce9">
            <text:p>£28,534.00</text:p>
          </table:table-cell>
          <table:table-cell office:value-type="currency" office:value="13383" table:content-validation-name="val2" table:style-name="ce9">
            <text:p>£13,383.00</text:p>
          </table:table-cell>
          <table:table-cell office:value-type="currency" office:value="206836" table:style-name="ce10">
            <text:p>£206,836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6836" table:style-name="ce12">
            <text:p>£206,836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29" table:style-name="ce37">
            <text:p>29</text:p>
          </table:table-cell>
          <table:table-cell office:value-type="float" office:value="28.4" table:style-name="ce38">
            <text:p>28</text:p>
          </table:table-cell>
          <table:table-cell office:value-type="float" office:value="19" table:style-name="ce102">
            <text:p>19</text:p>
          </table:table-cell>
          <table:table-cell office:value-type="float" office:value="19" table:style-name="ce103">
            <text:p>19</text:p>
          </table:table-cell>
          <table:table-cell office:value-type="float" office:value="94" table:style-name="ce120">
            <text:p>94</text:p>
          </table:table-cell>
          <table:table-cell office:value-type="float" office:value="93.6" table:style-name="ce121">
            <text:p>94</text:p>
          </table:table-cell>
          <table:table-cell office:value-type="float" office:value="17" table:style-name="ce54">
            <text:p>17</text:p>
          </table:table-cell>
          <table:table-cell office:value-type="float" office:value="16.600000000000001" table:style-name="ce55">
            <text:p>17</text:p>
          </table:table-cell>
          <table:table-cell office:value-type="float" office:value="4" table:style-name="ce84">
            <text:p>4</text:p>
          </table:table-cell>
          <table:table-cell office:value-type="float" office:value="4" table:style-name="ce85">
            <text:p>4</text:p>
          </table:table-cell>
          <table:table-cell office:value-type="float" office:value="5" table:style-name="ce131">
            <text:p>5</text:p>
          </table:table-cell>
          <table:table-cell office:value-type="float" office:value="0.4" table:style-name="ce134">
            <text:p>0</text:p>
          </table:table-cell>
          <table:table-cell office:value-type="float" office:value="168" table:content-validation-name="val3" table:style-name="ce153">
            <text:p>168</text:p>
          </table:table-cell>
          <table:table-cell office:value-type="float" office:value="162" table:content-validation-name="val3" table:style-name="ce137">
            <text:p>162</text:p>
          </table:table-cell>
          <table:table-cell office:value-type="float" office:value="11" table:style-name="ce164">
            <text:p>11</text:p>
          </table:table-cell>
          <table:table-cell office:value-type="float" office:value="11" table:style-name="ce166">
            <text:p>11</text:p>
          </table:table-cell>
          <table:table-cell office:value-type="float" office:value="12" table:style-name="ce169">
            <text:p>12</text:p>
          </table:table-cell>
          <table:table-cell office:value-type="float" office:value="12" table:style-name="ce213">
            <text:p>12</text:p>
          </table:table-cell>
          <table:table-cell office:value-type="float" office:value="0" table:style-name="ce215">
            <text:p>0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221">
            <text:p>0</text:p>
          </table:table-cell>
          <table:table-cell office:value-type="float" office:value="0" table:style-name="ce219">
            <text:p>0</text:p>
          </table:table-cell>
          <table:table-cell office:value-type="float" office:value="23" table:style-name="ce153">
            <text:p>23</text:p>
          </table:table-cell>
          <table:table-cell office:value-type="float" office:value="23" table:style-name="ce240">
            <text:p>23</text:p>
          </table:table-cell>
          <table:table-cell office:value-type="float" office:value="191" table:content-validation-name="val3" table:style-name="ce205">
            <text:p>191</text:p>
          </table:table-cell>
          <table:table-cell office:value-type="float" office:value="185" table:content-validation-name="val3" table:style-name="ce241">
            <text:p>185</text:p>
          </table:table-cell>
          <table:table-cell office:value-type="currency" office:value="475525.97" table:content-validation-name="val1" table:style-name="ce9">
            <text:p>£475,525.97</text:p>
          </table:table-cell>
          <table:table-cell office:value-type="currency" office:value="37510.660000000003" table:content-validation-name="val1" table:style-name="ce9">
            <text:p>£37,510.66</text:p>
          </table:table-cell>
          <table:table-cell office:value-type="currency" office:value="2000" table:content-validation-name="val1" table:style-name="ce9">
            <text:p>£2,000.00</text:p>
          </table:table-cell>
          <table:table-cell office:value-type="currency" office:value="1904.83" table:content-validation-name="val1" table:style-name="ce9">
            <text:p>£1,904.83</text:p>
          </table:table-cell>
          <table:table-cell office:value-type="currency" office:value="94840.65" table:content-validation-name="val1" table:style-name="ce9">
            <text:p>£94,840.65</text:p>
          </table:table-cell>
          <table:table-cell office:value-type="currency" office:value="41473.410000000003" table:content-validation-name="val1" table:style-name="ce9">
            <text:p>£41,473.41</text:p>
          </table:table-cell>
          <table:table-cell office:value-type="currency" office:value="653255.52" table:style-name="ce10">
            <text:p>£653,255.52</text:p>
          </table:table-cell>
          <table:table-cell office:value-type="currency" office:value="184241.38" table:content-validation-name="val1" table:style-name="ce11">
            <text:p>£184,241.38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84241.38" table:style-name="ce10">
            <text:p>£184,241.38</text:p>
          </table:table-cell>
          <table:table-cell office:value-type="currency" office:value="837496.9" table:style-name="ce12">
            <text:p>£837,496.9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rious Organised Crime Agency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343" table:style-name="ce35">
            <text:p>343</text:p>
          </table:table-cell>
          <table:table-cell office:value-type="float" office:value="323.39999999999998" table:style-name="ce39">
            <text:p>323</text:p>
          </table:table-cell>
          <table:table-cell office:value-type="float" office:value="1549" table:style-name="ce100">
            <text:p>1,549</text:p>
          </table:table-cell>
          <table:table-cell office:value-type="float" office:value="1508.1" table:style-name="ce104">
            <text:p>1,508</text:p>
          </table:table-cell>
          <table:table-cell office:value-type="float" office:value="1658" table:style-name="ce118">
            <text:p>1,658</text:p>
          </table:table-cell>
          <table:table-cell office:value-type="float" office:value="1622.9" table:style-name="ce122">
            <text:p>1,623</text:p>
          </table:table-cell>
          <table:table-cell office:value-type="float" office:value="239" table:style-name="ce52">
            <text:p>239</text:p>
          </table:table-cell>
          <table:table-cell office:value-type="float" office:value="236.60000000000002" table:style-name="ce56">
            <text:p>237</text:p>
          </table:table-cell>
          <table:table-cell office:value-type="float" office:value="26" table:style-name="ce82">
            <text:p>26</text:p>
          </table:table-cell>
          <table:table-cell office:value-type="float" office:value="25.6" table:style-name="ce86">
            <text:p>26</text:p>
          </table:table-cell>
          <table:table-cell office:value-type="float" office:value="3" table:style-name="ce135">
            <text:p>3</text:p>
          </table:table-cell>
          <table:table-cell office:value-type="float" office:value="0.2" table:style-name="ce133">
            <text:p>0</text:p>
          </table:table-cell>
          <table:table-cell office:value-type="float" office:value="3818" table:content-validation-name="val3" table:style-name="ce14">
            <text:p>3,818</text:p>
          </table:table-cell>
          <table:table-cell office:value-type="float" office:value="3716.7999999999997" table:content-validation-name="val3" table:style-name="ce14">
            <text:p>3,717</text:p>
          </table:table-cell>
          <table:table-cell office:value-type="float" office:value="28" table:style-name="ce163">
            <text:p>28</text:p>
          </table:table-cell>
          <table:table-cell office:value-type="float" office:value="28" table:style-name="ce167">
            <text:p>28</text:p>
          </table:table-cell>
          <table:table-cell office:value-type="float" office:value="87" table:style-name="ce170">
            <text:p>87</text:p>
          </table:table-cell>
          <table:table-cell office:value-type="float" office:value="86.6" table:style-name="ce216">
            <text:p>87</text:p>
          </table:table-cell>
          <table:table-cell office:value-type="float" office:value="19" table:style-name="ce218">
            <text:p>19</text:p>
          </table:table-cell>
          <table:table-cell office:value-type="float" office:value="19" table:style-name="ce217">
            <text:p>19</text:p>
          </table:table-cell>
          <table:table-cell office:value-type="float" office:value="0" table:style-name="ce222">
            <text:p>0</text:p>
          </table:table-cell>
          <table:table-cell office:value-type="float" office:value="0" table:style-name="ce220">
            <text:p>0</text:p>
          </table:table-cell>
          <table:table-cell office:value-type="float" office:value="134" table:style-name="ce14">
            <text:p>134</text:p>
          </table:table-cell>
          <table:table-cell office:value-type="float" office:value="133.6" table:style-name="ce14">
            <text:p>134</text:p>
          </table:table-cell>
          <table:table-cell office:value-type="float" office:value="3952" table:content-validation-name="val3" table:style-name="ce15">
            <text:p>3,952</text:p>
          </table:table-cell>
          <table:table-cell office:value-type="float" office:value="3850.3999999999996" table:content-validation-name="val3" table:style-name="ce15">
            <text:p>3,850</text:p>
          </table:table-cell>
          <table:table-cell office:value-type="currency" office:value="11330565" table:content-validation-name="val2" table:style-name="ce9">
            <text:p>£11,330,565.00</text:p>
          </table:table-cell>
          <table:table-cell office:value-type="currency" office:value="941770" table:content-validation-name="val2" table:style-name="ce9">
            <text:p>£941,770.00</text:p>
          </table:table-cell>
          <table:table-cell office:value-type="currency" office:value="213052" table:content-validation-name="val2" table:style-name="ce9">
            <text:p>£213,052.00</text:p>
          </table:table-cell>
          <table:table-cell office:value-type="currency" office:value="863765" table:content-validation-name="val2" table:style-name="ce9">
            <text:p>£863,765.00</text:p>
          </table:table-cell>
          <table:table-cell office:value-type="currency" office:value="2368536" table:content-validation-name="val2" table:style-name="ce9">
            <text:p>£2,368,536.00</text:p>
          </table:table-cell>
          <table:table-cell office:value-type="currency" office:value="1096289" table:content-validation-name="val2" table:style-name="ce9">
            <text:p>£1,096,289.00</text:p>
          </table:table-cell>
          <table:table-cell office:value-type="currency" office:value="16813977" table:style-name="ce10">
            <text:p>£16,813,977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6813977" table:style-name="ce12">
            <text:p>£16,813,977.0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Ashley Hughes</dc:creator>
    <meta:creation-date>2012-07-18T14:50:11Z</meta:creation-date>
    <dc:date>2013-10-17T13:39:32Z</dc:date>
  </office:meta>
</office:document-meta>
</file>